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fo:font-weight="bold" officeooo:rsid="000a1889" officeooo:paragraph-rsid="0019e02c" style:font-size-asian="15pt" style:font-weight-asian="bold" style:font-size-complex="15pt" style:font-weight-complex="bold"/>
    </style:style>
    <style:style style:name="P2" style:family="paragraph" style:parent-style-name="Text_20_body">
      <style:text-properties fo:font-size="12pt" fo:font-weight="normal" officeooo:rsid="000dae6f" officeooo:paragraph-rsid="0019e02c" style:font-size-asian="12pt" style:font-weight-asian="normal" style:font-size-complex="12pt" style:font-weight-complex="normal"/>
    </style:style>
    <style:style style:name="P3" style:family="paragraph" style:parent-style-name="Text_20_body">
      <style:paragraph-properties fo:padding="0.0193in" fo:border="0.06pt solid #e3e3e3"/>
      <style:text-properties officeooo:paragraph-rsid="0019e02c"/>
    </style:style>
    <style:style style:name="P4" style:family="paragraph" style:parent-style-name="Standard">
      <style:paragraph-properties fo:text-align="start" style:justify-single-word="false"/>
      <style:text-properties fo:font-size="14pt" fo:font-weight="normal" officeooo:rsid="001af847" officeooo:paragraph-rsid="001af606" style:font-size-asian="14pt" style:font-weight-asian="normal" style:font-size-complex="14pt" style:font-weight-complex="normal"/>
    </style:style>
    <style:style style:name="P5" style:family="paragraph" style:parent-style-name="Standard">
      <style:paragraph-properties fo:text-align="start" style:justify-single-word="false" fo:break-before="page"/>
      <style:text-properties fo:font-size="14pt" fo:font-weight="bold" officeooo:rsid="001af847" officeooo:paragraph-rsid="001af606" style:font-size-asian="14pt" style:font-weight-asian="bold" style:font-size-complex="14pt" style:font-weight-complex="bold"/>
    </style:style>
    <style:style style:name="P6" style:family="paragraph" style:parent-style-name="Text_20_body" style:list-style-name="L1">
      <style:paragraph-properties fo:padding="0.0193in" fo:border="0.06pt solid #e3e3e3"/>
      <style:text-properties officeooo:paragraph-rsid="0019e02c"/>
    </style:style>
    <style:style style:name="T1" style:family="text">
      <style:text-properties officeooo:rsid="000c32a6"/>
    </style:style>
    <style:style style:name="T2" style:family="text">
      <style:text-properties loext:padding="0.0193in" loext:border="0.06pt solid #e3e3e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ealth Checkup:</text:p>
      <text:p text:style-name="P4"/>
      <text:p text:style-name="P4">Velocity Hospital offers a comprehensive Full Body Health Checkup program in Surat. The program is designed to provide a detailed assessment of overall health, detect potential health issues early, and empower individuals to make informed decisions about their lifestyle and preventive healthcare. Here are some key details about the health checkup:</text:p>
      <text:p text:style-name="P4"><text:s text:c="4"/>• General Physical Examination: A thorough examination to assess overall physical health, including measurements of blood pressure, heart rate, and body mass index (BMI).</text:p>
      <text:p text:style-name="P4"><text:s text:c="4"/>• Blood Tests: Comprehensive blood tests to analyze cholesterol levels, blood sugar, liver and kidney function, thyroid hormones, and complete blood count (CBC) to identify underlying medical conditions.</text:p>
      <text:p text:style-name="P4"><text:s text:c="4"/>• Imaging Studies: Advanced imaging techniques such as X-rays, ultrasound, and MRI scans to evaluate the condition of organs, bones, and soft tissues.</text:p>
      <text:p text:style-name="P4"><text:s text:c="4"/>• Cardiac Assessment: Specialized tests like electrocardiogram (ECG) and stress tests to assess heart function, detect abnormalities, and evaluate cardiovascular health.</text:p>
      <text:p text:style-name="P4"><text:s text:c="4"/>• Pulmonary Function Tests: Assess lung function and identify respiratory disorders or conditions such as asthma or chronic obstructive pulmonary disease (COPD).</text:p>
      <text:p text:style-name="P4"><text:s text:c="4"/>• Cancer Screening: Screenings for common types of cancer, such as breast, cervical, and prostate cancer, depending on age and gender.</text:p>
      <text:p text:style-name="P4"><text:s text:c="4"/>• Bone Density Scan: Non-invasive test to measure bone density, helping identify osteoporosis or other bone-related conditions.</text:p>
      <text:p text:style-name="P4"><text:s text:c="4"/>• Consultations: Opportunity to consult with experienced physicians who provide personalized recommendations based on health assessment results.</text:p>
      <text:p text:style-name="P4"/>
      <text:p text:style-name="P4">Upon completion of the Full Body Health Checkup, individuals receive a comprehensive report outlining test results and recommendations for maintaining or improving health. Velocity Hospital prioritizes comfort and privacy, ensuring a smooth and hassle-free experience. The hospital's patient-centered approach promotes trust, confidentiality, and professionalism. To schedule a Full Body Health Checkup at Velocity Hospital, individuals can contact the hospital direct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2:59:02.371986567</meta:creation-date>
    <dc:date>2024-04-12T13:49:46.520614346</dc:date>
    <meta:editing-duration>PT23S</meta:editing-duration>
    <meta:editing-cycles>2</meta:editing-cycles>
    <meta:generator>LibreOffice/7.3.7.2$Linux_X86_64 LibreOffice_project/30$Build-2</meta:generator>
    <meta:document-statistic meta:table-count="0" meta:image-count="0" meta:object-count="0" meta:page-count="1" meta:paragraph-count="11" meta:word-count="286" meta:character-count="2125" meta:non-whitespace-character-count="1818"/>
  </office:meta>
</office:document-meta>
</file>